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LLANTES MONTENEGRO, ANDR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603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423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LLANTES MONTENEGRO, ANDR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603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9423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806034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702526</text:p>
          </table:table-cell>
          <table:table-cell table:style-name="Tabla2.D3" office:value-type="string">
            <text:p text:style-name="P23">4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1:04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